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A8000000B045ACF7AC.png"/>
  <manifest:file-entry manifest:media-type="image/png" manifest:full-path="Pictures/10000201000000B9000000BA2733808C.png"/>
  <manifest:file-entry manifest:media-type="image/png" manifest:full-path="Pictures/10000201000000240000001A04B84509.png"/>
  <manifest:file-entry manifest:media-type="image/png" manifest:full-path="Pictures/10000201000000B0000000A8BFA05964.png"/>
  <manifest:file-entry manifest:media-type="image/png" manifest:full-path="Pictures/10000201000000BF000000AD36B91699.png"/>
  <manifest:file-entry manifest:media-type="image/png" manifest:full-path="Pictures/10000201000000B3000000AC8D051D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8080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cc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78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5.81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2.902cm"/>
    </style:style>
    <style:style style:name="gr15" style:family="graphic" style:parent-style-name="standard">
      <style:graphic-properties svg:stroke-width="0.1cm" draw:marker-start-width="0.35cm" draw:marker-end-width="0.35cm" draw:fill="solid" draw:fill-color="#ffffcc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draw:stroke="none" draw:fill="none" fo:min-height="0.736cm"/>
    </style:style>
    <style:style style:name="gr19" style:family="graphic" style:parent-style-name="standard">
      <style:graphic-properties draw:stroke="none" draw:fill="none" fo:min-height="0.712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ccff99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color="#666666" fo:font-weight="bold" style:font-weight-asian="bold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 fo:font-style="italic" style:font-style-asian="italic" style:font-style-complex="italic"/>
    </style:style>
    <style:style style:name="P6" style:family="paragraph">
      <style:text-properties fo:font-size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color="#3333ff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666666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3333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433cm" svg:height="3.971cm" svg:x="1.901cm" svg:y="11.72cm">
          <text:p text:style-name="P1"><text:span text:style-name="T1">Accounts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3.433cm" svg:height="3.971cm" svg:x="8.813cm" svg:y="11.721cm">
          <text:p text:style-name="P1"><text:span text:style-name="T1">Products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3.433cm" svg:height="3.971cm" svg:x="15.726cm" svg:y="11.722cm">
          <text:p text:style-name="P1"><text:span text:style-name="T1">Cart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draw:layer="layout" svg:width="26.324cm" svg:height="2.497cm" svg:x="0.876cm" svg:y="4.656cm">
          <text:p text:style-name="P1"><text:span text:style-name="T2">Online Shopping Service</text:span></text:p>
        </draw:rect>
        <draw:custom-shape draw:style-name="gr1" draw:text-style-name="P2" draw:layer="layout" svg:width="3.433cm" svg:height="3.971cm" svg:x="22.636cm" svg:y="11.723cm">
          <text:p text:style-name="P1"><text:span text:style-name="T1">Order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1" draw:layer="layout" svg:x1="3.617cm" svg:y1="7.153cm" svg:x2="3.617cm" svg:y2="8.105cm">
          <text:p/>
        </draw:line>
        <draw:line draw:style-name="gr3" draw:text-style-name="P1" draw:layer="layout" svg:x1="10.529cm" svg:y1="7.153cm" svg:x2="10.529cm" svg:y2="8.105cm">
          <text:p/>
        </draw:line>
        <draw:line draw:style-name="gr3" draw:text-style-name="P1" draw:layer="layout" svg:x1="17.442cm" svg:y1="7.153cm" svg:x2="17.442cm" svg:y2="8.105cm">
          <text:p/>
        </draw:line>
        <draw:line draw:style-name="gr3" draw:text-style-name="P1" draw:layer="layout" svg:x1="24.352cm" svg:y1="7.153cm" svg:x2="24.352cm" svg:y2="8.105cm">
          <text:p/>
        </draw:line>
        <draw:line draw:style-name="gr3" draw:text-style-name="P1" draw:layer="layout" svg:x1="10.529cm" svg:y1="10.821cm" svg:x2="10.529cm" svg:y2="11.773cm">
          <text:p/>
        </draw:line>
        <draw:line draw:style-name="gr3" draw:text-style-name="P1" draw:layer="layout" svg:x1="17.442cm" svg:y1="10.821cm" svg:x2="17.442cm" svg:y2="11.773cm">
          <text:p/>
        </draw:line>
        <draw:line draw:style-name="gr3" draw:text-style-name="P1" draw:layer="layout" svg:x1="3.617cm" svg:y1="10.821cm" svg:x2="3.617cm" svg:y2="11.773cm">
          <text:p/>
        </draw:line>
        <draw:line draw:style-name="gr3" draw:text-style-name="P1" draw:layer="layout" svg:x1="24.352cm" svg:y1="10.821cm" svg:x2="24.352cm" svg:y2="11.773cm">
          <text:p/>
        </draw:line>
        <draw:rect draw:style-name="gr4" draw:text-style-name="P1" draw:layer="layout" svg:width="5.719cm" svg:height="2.632cm" svg:x="7.67cm" svg:y="8.188cm">
          <text:p text:style-name="P1"><text:span text:style-name="T2">Product</text:span></text:p>
          <text:p text:style-name="P1"><text:span text:style-name="T2">Catalog</text:span></text:p>
        </draw:rect>
        <draw:rect draw:style-name="gr4" draw:text-style-name="P1" draw:layer="layout" svg:width="5.719cm" svg:height="2.632cm" svg:x="14.583cm" svg:y="8.189cm">
          <text:p text:style-name="P1"><text:span text:style-name="T2">Cart</text:span></text:p>
          <text:p text:style-name="P1"><text:span text:style-name="T2">Server</text:span></text:p>
        </draw:rect>
        <draw:rect draw:style-name="gr4" draw:text-style-name="P1" draw:layer="layout" svg:width="5.719cm" svg:height="2.633cm" svg:x="21.493cm" svg:y="8.189cm">
          <text:p text:style-name="P1"><text:span text:style-name="T2">Order</text:span></text:p>
          <text:p text:style-name="P1"><text:span text:style-name="T2">Server</text:span></text:p>
        </draw:rect>
        <draw:rect draw:style-name="gr4" draw:text-style-name="P1" draw:layer="layout" svg:width="5.719cm" svg:height="2.633cm" svg:x="0.758cm" svg:y="8.105cm">
          <text:p text:style-name="P1"><text:span text:style-name="T2">Account</text:span></text:p>
          <text:p text:style-name="P1"><text:span text:style-name="T2">Service</text:span></text:p>
        </draw:rect>
        <draw:frame draw:style-name="gr5" draw:text-style-name="P1" draw:layer="layout" svg:width="1.875cm" svg:height="1.801cm" svg:x="3.397cm" svg:y="1.143cm">
          <draw:image xlink:href="Pictures/10000201000000B3000000AC8D051D9A.png" xlink:type="simple" xlink:show="embed" xlink:actuate="onLoad">
            <text:p/>
          </draw:image>
        </draw:frame>
        <draw:frame draw:style-name="gr5" draw:text-style-name="P1" draw:layer="layout" svg:width="2cm" svg:height="1.811cm" svg:x="8.22cm" svg:y="1.143cm">
          <draw:image xlink:href="Pictures/10000201000000BF000000AD36B91699.png" xlink:type="simple" xlink:show="embed" xlink:actuate="onLoad">
            <text:p/>
          </draw:image>
        </draw:frame>
        <draw:frame draw:style-name="gr5" draw:text-style-name="P1" draw:layer="layout" svg:width="1.843cm" svg:height="1.759cm" svg:x="12.947cm" svg:y="1.143cm">
          <draw:image xlink:href="Pictures/10000201000000B0000000A8BFA05964.png" xlink:type="simple" xlink:show="embed" xlink:actuate="onLoad">
            <text:p/>
          </draw:image>
        </draw:frame>
        <draw:frame draw:style-name="gr5" draw:text-style-name="P1" draw:layer="layout" svg:width="2cm" svg:height="2.012cm" svg:x="17.549cm" svg:y="1.143cm">
          <draw:image xlink:href="Pictures/10000201000000B9000000BA2733808C.png" xlink:type="simple" xlink:show="embed" xlink:actuate="onLoad">
            <text:p/>
          </draw:image>
        </draw:frame>
        <draw:frame draw:style-name="gr5" draw:text-style-name="P1" draw:layer="layout" svg:width="1.816cm" svg:height="1.904cm" svg:x="22.025cm" svg:y="1.143cm">
          <draw:image xlink:href="Pictures/10000201000000A8000000B045ACF7AC.png" xlink:type="simple" xlink:show="embed" xlink:actuate="onLoad">
            <text:p/>
          </draw:image>
        </draw:frame>
        <draw:line draw:style-name="gr6" draw:text-style-name="P1" draw:layer="layout" svg:x1="4.737cm" svg:y1="2.712cm" svg:x2="13.57cm" svg:y2="4.656cm">
          <text:p/>
        </draw:line>
        <draw:line draw:style-name="gr6" draw:text-style-name="P1" draw:layer="layout" svg:x1="9.521cm" svg:y1="2.954cm" svg:x2="13.411cm" svg:y2="4.656cm">
          <text:p/>
        </draw:line>
        <draw:line draw:style-name="gr6" draw:text-style-name="P1" draw:layer="layout" svg:x1="13.67cm" svg:y1="2.902cm" svg:x2="13.512cm" svg:y2="4.656cm">
          <text:p/>
        </draw:line>
        <draw:line draw:style-name="gr6" draw:text-style-name="P1" draw:layer="layout" svg:x1="17.808cm" svg:y1="3.155cm" svg:x2="13.412cm" svg:y2="4.656cm">
          <text:p/>
        </draw:line>
        <draw:line draw:style-name="gr6" draw:text-style-name="P1" draw:layer="layout" svg:x1="22.331cm" svg:y1="3.047cm" svg:x2="13.412cm" svg:y2="4.657cm">
          <text:p/>
        </draw:line>
        <draw:custom-shape draw:style-name="gr7" draw:text-style-name="P1" draw:layer="layout" svg:width="6.884cm" svg:height="13.288cm" svg:x="0.348cm" svg:y="3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3.393cm" svg:height="0.962cm" svg:x="1.965cm" svg:y="16.151cm">
          <draw:text-box>
            <text:p><text:span text:style-name="T3">This Blog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2" draw:text-style-name="P4" draw:layer="layout" svg:width="5.737cm" svg:height="3.024cm" svg:x="5.787cm" svg:y="8.322cm">
          <text:p text:style-name="P1"><text:span text:style-name="T2">Web-</text:span></text:p>
          <text:p text:style-name="P1"><text:span text:style-name="T2">Service</text:span></text:p>
        </draw:rect>
        <draw:rect draw:style-name="gr4" draw:text-style-name="P4" draw:layer="layout" svg:width="5.719cm" svg:height="3.024cm" svg:x="13.988cm" svg:y="8.322cm">
          <text:p text:style-name="P1"><text:span text:style-name="T2">Account-</text:span></text:p>
          <text:p text:style-name="P1"><text:span text:style-name="T2">Service</text:span></text:p>
        </draw:rect>
        <draw:custom-shape draw:style-name="gr1" draw:text-style-name="P5" draw:layer="layout" svg:width="3.433cm" svg:height="4.504cm" svg:x="22.482cm" svg:y="7.582cm">
          <text:p text:style-name="P1"><text:span text:style-name="T1">Accounts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0" draw:text-style-name="P4" draw:layer="layout" svg:width="7.371cm" svg:height="3.024cm" svg:x="9.927cm" svg:y="2.527cm">
          <text:p text:style-name="P1"><text:span text:style-name="T2">Registration-</text:span></text:p>
          <text:p text:style-name="P1"><text:span text:style-name="T2">Service (Eureka)</text:span></text:p>
        </draw:rect>
        <draw:line draw:style-name="gr3" draw:text-style-name="P1" draw:layer="layout" svg:x1="8.699cm" svg:y1="8.308cm" svg:x2="13.612cm" svg:y2="5.551cm">
          <text:p/>
        </draw:line>
        <draw:line draw:style-name="gr3" draw:text-style-name="P1" draw:layer="layout" svg:x1="17.031cm" svg:y1="8.308cm" svg:x2="13.612cm" svg:y2="5.552cm">
          <text:p/>
        </draw:line>
        <draw:line draw:style-name="gr3" draw:text-style-name="P1" draw:layer="layout" svg:x1="11.524cm" svg:y1="9.834cm" svg:x2="14.053cm" svg:y2="9.834cm">
          <text:p/>
        </draw:line>
        <draw:line draw:style-name="gr3" draw:text-style-name="P1" draw:layer="layout" svg:x1="19.687cm" svg:y1="9.834cm" svg:x2="22.482cm" svg:y2="9.834cm">
          <text:p/>
        </draw:line>
        <draw:frame draw:style-name="gr11" draw:text-style-name="P6" draw:layer="layout" svg:width="5.722cm" svg:height="1.673cm" svg:x="15.901cm" svg:y="6.128cm">
          <draw:text-box>
            <text:p><text:span text:style-name="T4">Registers as</text:span></text:p>
            <text:p><text:span text:style-name="T4"><text:s text:c="2"/>“</text:span><text:span text:style-name="T5">account-service</text:span><text:span text:style-name="T4">”</text:span></text:p>
          </draw:text-box>
        </draw:frame>
        <draw:frame draw:style-name="gr12" draw:text-style-name="P8" draw:layer="layout" svg:width="6.078cm" svg:height="1.673cm" svg:x="4.927cm" svg:y="6.128cm">
          <draw:text-box>
            <text:p text:style-name="P7"><text:span text:style-name="T4">Looks for</text:span></text:p>
            <text:p text:style-name="P7"><text:span text:style-name="T4">“</text:span><text:span text:style-name="T5">account-service</text:span><text:span text:style-name="T4">” <text:s text:c="3"/></text:span></text:p>
          </draw:text-box>
        </draw:frame>
        <draw:frame draw:style-name="gr13" draw:text-style-name="P6" draw:layer="layout" svg:width="6.31cm" svg:height="1.038cm" svg:x="11.21cm" svg:y="12.335cm">
          <draw:text-box>
            <text:p><text:span text:style-name="T6">RESTful Requests</text:span></text:p>
          </draw:text-box>
        </draw:frame>
        <draw:line draw:style-name="gr6" draw:text-style-name="P1" draw:layer="layout" svg:x1="13.574cm" svg:y1="12.335cm" svg:x2="12.912cm" svg:y2="10.111cm">
          <text:p/>
        </draw:line>
        <draw:frame draw:style-name="gr14" draw:text-style-name="P4" draw:layer="layout" svg:width="3.402cm" svg:height="1.038cm" svg:x="19.518cm" svg:y="12.335cm">
          <draw:text-box>
            <text:p text:style-name="P1"><text:span text:style-name="T6">JPA/SQL</text:span></text:p>
          </draw:text-box>
        </draw:frame>
        <draw:line draw:style-name="gr6" draw:text-style-name="P1" draw:layer="layout" svg:x1="21.374cm" svg:y1="12.335cm" svg:x2="20.712cm" svg:y2="10.111cm">
          <text:p/>
        </draw:line>
        <draw:frame draw:style-name="gr5" draw:text-style-name="P1" draw:layer="layout" svg:width="1.875cm" svg:height="1.801cm" svg:x="1.521cm" svg:y="2.845cm">
          <draw:image xlink:href="Pictures/10000201000000B3000000AC8D051D9A.png" xlink:type="simple" xlink:show="embed" xlink:actuate="onLoad">
            <text:p/>
          </draw:image>
        </draw:frame>
        <draw:frame draw:style-name="gr5" draw:text-style-name="P1" draw:layer="layout" svg:width="2cm" svg:height="1.811cm" svg:x="1.458cm" svg:y="5.363cm">
          <draw:image xlink:href="Pictures/10000201000000BF000000AD36B91699.png" xlink:type="simple" xlink:show="embed" xlink:actuate="onLoad">
            <text:p/>
          </draw:image>
        </draw:frame>
        <draw:frame draw:style-name="gr5" draw:text-style-name="P1" draw:layer="layout" svg:width="1.843cm" svg:height="1.759cm" svg:x="1.537cm" svg:y="7.892cm">
          <draw:image xlink:href="Pictures/10000201000000B0000000A8BFA05964.png" xlink:type="simple" xlink:show="embed" xlink:actuate="onLoad">
            <text:p/>
          </draw:image>
        </draw:frame>
        <draw:frame draw:style-name="gr5" draw:text-style-name="P1" draw:layer="layout" svg:width="2cm" svg:height="2.012cm" svg:x="1.458cm" svg:y="10.367cm">
          <draw:image xlink:href="Pictures/10000201000000B9000000BA2733808C.png" xlink:type="simple" xlink:show="embed" xlink:actuate="onLoad">
            <text:p/>
          </draw:image>
        </draw:frame>
        <draw:frame draw:style-name="gr5" draw:text-style-name="P1" draw:layer="layout" svg:width="1.816cm" svg:height="1.904cm" svg:x="1.55cm" svg:y="13.097cm">
          <draw:image xlink:href="Pictures/10000201000000A8000000B045ACF7AC.png" xlink:type="simple" xlink:show="embed" xlink:actuate="onLoad">
            <text:p/>
          </draw:image>
        </draw:frame>
        <draw:line draw:style-name="gr6" draw:text-style-name="P1" draw:layer="layout" svg:x1="3.408cm" svg:y1="4.177cm" svg:x2="5.785cm" svg:y2="9.57cm">
          <text:p/>
        </draw:line>
        <draw:line draw:style-name="gr6" draw:text-style-name="P1" draw:layer="layout" svg:x1="3.495cm" svg:y1="6.65cm" svg:x2="5.787cm" svg:y2="9.571cm">
          <text:p/>
        </draw:line>
        <draw:line draw:style-name="gr6" draw:text-style-name="P1" draw:layer="layout" svg:x1="3.408cm" svg:y1="8.84cm" svg:x2="5.787cm" svg:y2="9.572cm">
          <text:p/>
        </draw:line>
        <draw:line draw:style-name="gr6" draw:text-style-name="P1" draw:layer="layout" svg:x1="3.495cm" svg:y1="11.03cm" svg:x2="5.787cm" svg:y2="9.572cm">
          <text:p/>
        </draw:line>
        <draw:line draw:style-name="gr6" draw:text-style-name="P1" draw:layer="layout" svg:x1="3.366cm" svg:y1="13.463cm" svg:x2="5.787cm" svg:y2="9.572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rect draw:style-name="gr15" draw:text-style-name="P1" xml:id="id1" draw:id="id1" draw:layer="layout" svg:width="5.707cm" svg:height="2.942cm" svg:x="1.438cm" svg:y="1.768cm">
            <text:p/>
          </draw:rect>
          <draw:g>
            <draw:frame draw:style-name="gr16" draw:text-style-name="P1" draw:layer="layout" svg:width="1.125cm" svg:height="0.86cm" svg:x="1.733cm" svg:y="1.976cm">
              <draw:image xlink:href="Pictures/10000201000000240000001A04B84509.png" xlink:type="simple" xlink:show="embed" xlink:actuate="onLoad">
                <text:p/>
              </draw:image>
            </draw:frame>
            <draw:frame draw:style-name="gr17" draw:text-style-name="P1" draw:layer="layout" svg:width="3.879cm" svg:height="0.963cm" svg:x="2.81cm" svg:y="1.925cm">
              <draw:text-box>
                <text:p text:style-name="P1">userService</text:p>
              </draw:text-box>
            </draw:frame>
          </draw:g>
          <draw:line draw:style-name="gr6" draw:text-style-name="P1" draw:layer="layout" svg:x1="1.438cm" svg:y1="2.911cm" svg:x2="7.145cm" svg:y2="2.911cm">
            <text:p/>
          </draw:line>
          <draw:rect draw:style-name="gr15" draw:text-style-name="P1" xml:id="id2" draw:id="id2" draw:layer="layout" svg:width="6.42cm" svg:height="2.942cm" svg:x="9.918cm" svg:y="2.235cm">
            <text:p/>
          </draw:rect>
          <draw:frame draw:style-name="gr16" draw:text-style-name="P1" draw:layer="layout" svg:width="1.099cm" svg:height="0.86cm" svg:x="10.163cm" svg:y="2.376cm">
            <draw:image xlink:href="Pictures/10000201000000240000001A04B84509.png" xlink:type="simple" xlink:show="embed" xlink:actuate="onLoad">
              <text:p/>
            </draw:image>
          </draw:frame>
          <draw:frame draw:style-name="gr18" draw:text-style-name="P1" draw:layer="layout" svg:width="5.134cm" svg:height="0.986cm" svg:x="10.932cm" svg:y="2.325cm">
            <draw:text-box>
              <text:p text:style-name="P1">accountService</text:p>
            </draw:text-box>
          </draw:frame>
          <draw:line draw:style-name="gr6" draw:text-style-name="P1" draw:layer="layout" svg:x1="9.918cm" svg:y1="3.311cm" svg:x2="16.338cm" svg:y2="3.311cm">
            <text:p/>
          </draw:line>
          <draw:connector draw:style-name="gr3" draw:text-style-name="P1" draw:layer="layout" draw:type="curve" svg:x1="7.145cm" svg:y1="3.239cm" svg:x2="9.918cm" svg:y2="3.706cm" draw:start-shape="id1" draw:start-glue-point="1" draw:end-shape="id2" draw:end-glue-point="3" svg:d="M7145 3239c2080 0 694 467 2773 467">
            <text:p/>
          </draw:connector>
          <draw:rect draw:style-name="gr15" draw:text-style-name="P1" draw:layer="layout" svg:width="6.492cm" svg:height="2.798cm" svg:x="1.089cm" svg:y="6.835cm">
            <text:p/>
          </draw:rect>
          <draw:frame draw:style-name="gr16" draw:text-style-name="P1" draw:layer="layout" svg:width="1.125cm" svg:height="0.86cm" svg:x="1.171cm" svg:y="6.976cm">
            <draw:image xlink:href="Pictures/10000201000000240000001A04B84509.png" xlink:type="simple" xlink:show="embed" xlink:actuate="onLoad">
              <text:p/>
            </draw:image>
          </draw:frame>
          <draw:frame draw:style-name="gr19" draw:text-style-name="P1" xml:id="id3" draw:id="id3" draw:layer="layout" svg:width="5.032cm" svg:height="0.962cm" svg:x="2.248cm" svg:y="6.925cm">
            <draw:text-box>
              <text:p text:style-name="P1">userRepository</text:p>
            </draw:text-box>
          </draw:frame>
          <draw:line draw:style-name="gr6" draw:text-style-name="P1" draw:layer="layout" svg:x1="1.089cm" svg:y1="7.911cm" svg:x2="7.581cm" svg:y2="7.911cm">
            <text:p/>
          </draw:line>
          <draw:rect draw:style-name="gr15" draw:text-style-name="P1" draw:layer="layout" svg:width="6.863cm" svg:height="2.798cm" svg:x="8.602cm" svg:y="7.335cm">
            <text:p/>
          </draw:rect>
          <draw:frame draw:style-name="gr16" draw:text-style-name="P1" draw:layer="layout" svg:width="1.099cm" svg:height="0.86cm" svg:x="8.673cm" svg:y="7.476cm">
            <draw:image xlink:href="Pictures/10000201000000240000001A04B84509.png" xlink:type="simple" xlink:show="embed" xlink:actuate="onLoad">
              <text:p/>
            </draw:image>
          </draw:frame>
          <draw:frame draw:style-name="gr18" draw:text-style-name="P1" xml:id="id4" draw:id="id4" draw:layer="layout" svg:width="5.921cm" svg:height="0.986cm" svg:x="9.542cm" svg:y="7.425cm">
            <draw:text-box>
              <text:p text:style-name="P1">accountRepository</text:p>
            </draw:text-box>
          </draw:frame>
          <draw:line draw:style-name="gr6" draw:text-style-name="P1" draw:layer="layout" svg:x1="8.602cm" svg:y1="8.411cm" svg:x2="15.465cm" svg:y2="8.411cm">
            <text:p/>
          </draw:line>
          <draw:connector draw:style-name="gr3" draw:text-style-name="P1" draw:layer="layout" draw:type="curve" svg:x1="4.291cm" svg:y1="4.71cm" svg:x2="4.764cm" svg:y2="6.925cm" draw:start-shape="id1" draw:start-glue-point="2" draw:end-shape="id3" draw:end-glue-point="0" svg:d="M4291 4710c0 1699 473 592 473 2215">
            <text:p/>
          </draw:connector>
          <draw:connector draw:style-name="gr3" draw:text-style-name="P1" draw:layer="layout" draw:type="curve" svg:x1="13.128cm" svg:y1="5.177cm" svg:x2="12.502cm" svg:y2="7.425cm" draw:start-shape="id2" draw:start-glue-point="2" draw:end-shape="id4" draw:end-glue-point="0" svg:d="M13128 5177c0 1723-626 600-626 2248">
            <text:p/>
          </draw:connector>
        </draw:g>
        <draw:g>
          <draw:custom-shape draw:style-name="gr20" draw:text-style-name="P1" xml:id="id5" draw:id="id5" draw:layer="layout" svg:width="6.056cm" svg:height="3.398cm" svg:x="20.289cm" svg:y="1.653cm">
            <text:p text:style-name="P1"><text:span text:style-name="T6">User</text:span></text:p>
            <text:p text:style-name="P1"><text:span text:style-name="T6">Micro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" xml:id="id6" draw:id="id6" draw:layer="layout" svg:width="6.056cm" svg:height="3.398cm" svg:x="18.29cm" svg:y="6.654cm">
            <text:p text:style-name="P1"><text:span text:style-name="T6">Accounts</text:span></text:p>
            <text:p text:style-name="P1"><text:span text:style-name="T6">Micro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type="curve" svg:x1="23.317cm" svg:y1="5.051cm" svg:x2="21.318cm" svg:y2="6.654cm" draw:start-shape="id5" draw:start-glue-point="2" draw:end-shape="id6" draw:end-glue-point="0" svg:d="M23317 5051c0 1203-1999 402-1999 1603">
            <text:p/>
          </draw:connector>
        </draw:g>
        <draw:frame draw:style-name="gr22" draw:text-style-name="P10" draw:layer="layout" svg:width="10.814cm" svg:height="1.195cm" svg:x="3.306cm" svg:y="10.732cm">
          <draw:text-box>
            <text:p text:style-name="P10"><text:span text:style-name="T7">Spring Bean Dependencies</text:span></text:p>
          </draw:text-box>
        </draw:frame>
        <draw:frame draw:style-name="gr22" draw:text-style-name="P10" draw:layer="layout" svg:width="8.647cm" svg:height="1.195cm" svg:x="17.994cm" svg:y="10.776cm">
          <draw:text-box>
            <text:p text:style-name="P10"><text:span text:style-name="T7">Interacting Processe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00:00:20</meta:creation-date>
    <dc:date>2015-07-13T23:44:49</dc:date>
    <meta:editing-duration>PT2H12M31S</meta:editing-duration>
    <meta:editing-cycles>10</meta:editing-cycles>
    <meta:generator>OpenOffice/4.1.1$Unix OpenOffice.org_project/411m6$Build-9775</meta:generator>
    <meta:document-statistic meta:object-count="107"/>
  </office:meta>
</office:document-meta>
</file>